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5b4" officeooo:paragraph-rsid="000bd5b4"/>
    </style:style>
    <style:style style:name="P2" style:family="paragraph" style:parent-style-name="Standard">
      <style:text-properties officeooo:rsid="000dced2" officeooo:paragraph-rsid="000dced2"/>
    </style:style>
    <style:style style:name="P3" style:family="paragraph" style:parent-style-name="Standard">
      <style:text-properties officeooo:rsid="000ecae3" officeooo:paragraph-rsid="000ecae3"/>
    </style:style>
    <style:style style:name="P4" style:family="paragraph" style:parent-style-name="Standard">
      <style:text-properties officeooo:rsid="00102002" officeooo:paragraph-rsid="00102002"/>
    </style:style>
    <style:style style:name="P5" style:family="paragraph" style:parent-style-name="Standard">
      <style:text-properties officeooo:rsid="001307c9" officeooo:paragraph-rsid="001307c9"/>
    </style:style>
    <style:style style:name="P6" style:family="paragraph" style:parent-style-name="Standard">
      <style:text-properties officeooo:rsid="001556dc" officeooo:paragraph-rsid="001556dc"/>
    </style:style>
    <style:style style:name="P7" style:family="paragraph" style:parent-style-name="Standard">
      <style:text-properties officeooo:rsid="00168708" officeooo:paragraph-rsid="00168708"/>
    </style:style>
    <style:style style:name="P8" style:family="paragraph" style:parent-style-name="Standard">
      <style:text-properties officeooo:rsid="0017ac70" officeooo:paragraph-rsid="0017ac70"/>
    </style:style>
    <style:style style:name="P9" style:family="paragraph" style:parent-style-name="Standard">
      <style:text-properties officeooo:rsid="00190e0c" officeooo:paragraph-rsid="00190e0c"/>
    </style:style>
    <style:style style:name="P10" style:family="paragraph" style:parent-style-name="Standard">
      <style:text-properties officeooo:rsid="00190e0c" officeooo:paragraph-rsid="001c0a43"/>
    </style:style>
    <style:style style:name="P11" style:family="paragraph" style:parent-style-name="Standard">
      <style:text-properties officeooo:rsid="001b6e09" officeooo:paragraph-rsid="001b6e09"/>
    </style:style>
    <style:style style:name="P12" style:family="paragraph" style:parent-style-name="Standard">
      <style:text-properties officeooo:rsid="001c0a43" officeooo:paragraph-rsid="001c0a43"/>
    </style:style>
    <style:style style:name="P13" style:family="paragraph" style:parent-style-name="Standard">
      <style:text-properties officeooo:rsid="001d285c" officeooo:paragraph-rsid="001ecec3"/>
    </style:style>
    <style:style style:name="T1" style:family="text">
      <style:text-properties officeooo:rsid="000d0673"/>
    </style:style>
    <style:style style:name="T2" style:family="text">
      <style:text-properties officeooo:rsid="00102002"/>
    </style:style>
    <style:style style:name="T3" style:family="text">
      <style:text-properties officeooo:rsid="0017ac70"/>
    </style:style>
    <style:style style:name="T4" style:family="text">
      <style:text-properties officeooo:rsid="00190e0c"/>
    </style:style>
    <style:style style:name="T5" style:family="text">
      <style:text-properties officeooo:rsid="001c0a43"/>
    </style:style>
    <style:style style:name="T6" style:family="text">
      <style:text-properties officeooo:rsid="001ced24"/>
    </style:style>
    <style:style style:name="T7" style:family="text">
      <style:text-properties officeooo:rsid="001ecec3"/>
    </style:style>
    <style:style style:name="T8" style:family="text">
      <style:text-properties officeooo:rsid="002067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gadget2 to gadget3 <text:span text:style-name="T1">October 5 2021</text:span></text:p>
      <text:p text:style-name="P1"/>
      <text:p text:style-name="P1">take the last setup_anchovy and save the objects created as .Rdata</text:p>
      <text:p text:style-name="P1"/>
      <text:p text:style-name="P2">Parto de /home/marga/GADGET/Assessment/Assessment_2021/setupanchovy_fromcesga_mejorado_2020_conpelago_ycatches2020_ysumarryplots_noLDyALK2020_1_2.r que era el último setup de la carpeta del 2021 (espero que sea el último pero si no simplemente hay que hacer lo mismo con el setup<text:span text:style-name="T5">)</text:span></text:p>
      <text:p text:style-name="P2"/>
      <text:p text:style-name="P2"/>
      <text:p text:style-name="P2"/>
      <text:p text:style-name="P3">borro todos los gadget_dir_write</text:p>
      <text:p text:style-name="P7">instalo la última versión de mfdb (recordar que para el assessment uso la versión 3) <text:span text:style-name="T3">porque cada aggdata debe tener sus atributos</text:span></text:p>
      <text:p text:style-name="P7"/>
      <text:p text:style-name="P8">attributes(aggdata[[1]])$age</text:p>
      <text:p text:style-name="P8">attributes(ldist.bmt[[1]])$age (este por ejemplo tiene un montón de atributos<text:span text:style-name="T4">)</text:span></text:p>
      <text:p text:style-name="P8"/>
      <text:p text:style-name="P10">Y configuro stock, configuro fleets después de defaults, <text:span text:style-name="T5">pero el modelo no requiere definición de áreas así que borro todo lo referente a areas</text:span></text:p>
      <text:p text:style-name="P9"/>
      <text:p text:style-name="P11">tengo que crear una taxonomia para areacell y para vessel <text:span text:style-name="T5">para que pueda leer mis data.frames con mfdb_import_survey</text:span></text:p>
      <text:p text:style-name="P11"/>
      <text:p text:style-name="P12"><text:s/></text:p>
      <text:p text:style-name="P3"/>
      <text:p text:style-name="P3">Hay una columna que no coincide con los fleets de gadget3 que es <text:span text:style-name="T6">area</text:span> <text:span text:style-name="T2">y se quita con:</text:span></text:p>
      <text:p text:style-name="P4">aggdata[[1]]$<text:span text:style-name="T6">area</text:span>&lt;-NULL</text:p>
      <text:p text:style-name="P3"/>
      <text:p text:style-name="P5">Empiezo por los fleets y después de cada aggdata escribo lo siguiente:</text:p>
      <text:p text:style-name="P5">save(aggdata, file="demo-anchovy/data/PEL_landings.Rdata")</text:p>
      <text:p text:style-name="P5">rm(aggdata)</text:p>
      <text:p text:style-name="P5"/>
      <text:p text:style-name="P6">y lo mismo con las catchdistributions</text:p>
      <text:p text:style-name="P6"/>
      <text:p text:style-name="P13">He empezado sobre setupanchovy un poco desordenado, <text:span text:style-name="T8">pero </text:span>ahí <text:span text:style-name="T8">es donde</text:span> creo las taxonomías <text:span text:style-name="T7">y la base de datos mfdb('Ibera.duckdb') que se nutre principalmente de lo que meto com mfdb_import_survey</text:span> y <text:span text:style-name="T8">a partir de ahí </text:span>empiezo a reproducir la estructura de código de Bjarki tal cual partiendo de <text:span text:style-name="T8">setup.R y de la base de datos</text:span> Ibera.duckdb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2:55:11.875771302</meta:creation-date>
    <dc:date>2021-10-05T19:21:29.329461170</dc:date>
    <meta:editing-duration>PT6H15M40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22" meta:character-count="1528" meta:non-whitespace-character-count="1321"/>
  </office:meta>
</office:document-meta>
</file>